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39cm"/>
    </style:style>
    <style:style style:name="co2" style:family="table-column">
      <style:table-column-properties fo:break-before="auto" style:column-width="1.808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.891cm"/>
    </style:style>
    <style:style style:name="co5" style:family="table-column">
      <style:table-column-properties fo:break-before="auto" style:column-width="2.279cm"/>
    </style:style>
    <style:style style:name="co6" style:family="table-column">
      <style:table-column-properties fo:break-before="auto" style:column-width="2.19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/>
          <table:table-cell office:value-type="string">
            <text:p>o_AdrSrc</text:p>
          </table:table-cell>
          <table:table-cell office:value-type="string">
            <text:p>o_MemWrite</text:p>
          </table:table-cell>
          <table:table-cell office:value-type="string">
            <text:p>o_IRWrite</text:p>
          </table:table-cell>
          <table:table-cell office:value-type="string">
            <text:p>o_ResultSrc</text:p>
          </table:table-cell>
          <table:table-cell office:value-type="string">
            <text:p>o_ALUSrcB</text:p>
          </table:table-cell>
          <table:table-cell office:value-type="string">
            <text:p>o_ALUSrcA</text:p>
          </table:table-cell>
          <table:table-cell office:value-type="string">
            <text:p>o_RegWrite</text:p>
          </table:table-cell>
        </table:table-row>
        <table:table-row table:style-name="ro1">
          <table:table-cell office:value-type="string">
            <text:p>ResetState</text:p>
          </table:table-cell>
          <table:table-cell table:number-columns-repeated="2" office:value-type="string">
            <text:p>1'b0</text:p>
          </table:table-cell>
          <table:table-cell office:value-type="string">
            <text:p>1'b1</text:p>
          </table:table-cell>
          <table:table-cell table:number-columns-repeated="3" office:value-type="string">
            <text:p>2'b00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FetchState_1</text:p>
          </table:table-cell>
          <table:table-cell table:number-columns-repeated="2" office:value-type="string">
            <text:p>1'b0</text:p>
          </table:table-cell>
          <table:table-cell office:value-type="string">
            <text:p>1'b1</text:p>
          </table:table-cell>
          <table:table-cell table:number-columns-repeated="2" office:value-type="string">
            <text:p>2'b10</text:p>
          </table:table-cell>
          <table:table-cell office:value-type="string">
            <text:p>2'b00</text:p>
          </table:table-cell>
          <table:table-cell office:value-type="string">
            <text:p>1'b0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DecodeState</text:p>
          </table:table-cell>
          <table:table-cell table:number-columns-repeated="2"/>
          <table:table-cell office:value-type="string">
            <text:p>1'b0</text:p>
          </table:table-cell>
          <table:table-cell/>
          <table:table-cell table:number-columns-repeated="2" office:value-type="string">
            <text:p>2'b01</text:p>
          </table:table-cell>
          <table:table-cell/>
        </table:table-row>
        <table:table-row table:style-name="ro1">
          <table:table-cell office:value-type="string">
            <text:p>MemAddrState</text:p>
          </table:table-cell>
          <table:table-cell office:value-type="string">
            <text:p>1'bx</text:p>
          </table:table-cell>
          <table:table-cell table:number-columns-repeated="2" office:value-type="string">
            <text:p>1'b0</text:p>
          </table:table-cell>
          <table:table-cell office:value-type="string">
            <text:p>2'bxx</text:p>
          </table:table-cell>
          <table:table-cell office:value-type="string">
            <text:p>2'b01</text:p>
          </table:table-cell>
          <table:table-cell office:value-type="string">
            <text:p>2'b10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MemReadState</text:p>
          </table:table-cell>
          <table:table-cell office:value-type="string">
            <text:p>1'b1</text:p>
          </table:table-cell>
          <table:table-cell table:number-columns-repeated="2" office:value-type="string">
            <text:p>1'b0</text:p>
          </table:table-cell>
          <table:table-cell office:value-type="string">
            <text:p>2'b00</text:p>
          </table:table-cell>
          <table:table-cell office:value-type="string">
            <text:p>2'bxx</text:p>
          </table:table-cell>
          <table:table-cell office:value-type="string">
            <text:p>2'bxx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MemWBState</text:p>
          </table:table-cell>
          <table:table-cell office:value-type="string">
            <text:p>1'bx</text:p>
          </table:table-cell>
          <table:table-cell table:number-columns-repeated="2" office:value-type="string">
            <text:p>1'b0</text:p>
          </table:table-cell>
          <table:table-cell office:value-type="string">
            <text:p>2'b01</text:p>
          </table:table-cell>
          <table:table-cell office:value-type="string">
            <text:p>2'bxx</text:p>
          </table:table-cell>
          <table:table-cell office:value-type="string">
            <text:p>2'bxx</text:p>
          </table:table-cell>
          <table:table-cell office:value-type="string">
            <text:p>1'b1</text:p>
          </table:table-cell>
        </table:table-row>
        <table:table-row table:style-name="ro1">
          <table:table-cell office:value-type="string">
            <text:p>MemWriteState</text:p>
          </table:table-cell>
          <table:table-cell table:number-columns-repeated="2" office:value-type="string">
            <text:p>1'b1</text:p>
          </table:table-cell>
          <table:table-cell office:value-type="string">
            <text:p>1'b0</text:p>
          </table:table-cell>
          <table:table-cell office:value-type="string">
            <text:p>2'b00</text:p>
          </table:table-cell>
          <table:table-cell office:value-type="string">
            <text:p>2'bxx</text:p>
          </table:table-cell>
          <table:table-cell office:value-type="string">
            <text:p>2'bxx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ExecuteRState</text:p>
          </table:table-cell>
          <table:table-cell table:number-columns-repeated="3" office:value-type="string">
            <text:p>1'b0</text:p>
          </table:table-cell>
          <table:table-cell table:number-columns-repeated="2" office:value-type="string">
            <text:p>2'b00</text:p>
          </table:table-cell>
          <table:table-cell office:value-type="string">
            <text:p>2'b10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ALUWriteBackState</text:p>
          </table:table-cell>
          <table:table-cell table:number-columns-repeated="3" office:value-type="string">
            <text:p>1'b0</text:p>
          </table:table-cell>
          <table:table-cell table:number-columns-repeated="3" office:value-type="string">
            <text:p>2'b00</text:p>
          </table:table-cell>
          <table:table-cell office:value-type="string">
            <text:p>1'b1</text:p>
          </table:table-cell>
        </table:table-row>
        <table:table-row table:style-name="ro1">
          <table:table-cell office:value-type="string">
            <text:p>ExecuteIState</text:p>
          </table:table-cell>
          <table:table-cell table:number-columns-repeated="3" office:value-type="string">
            <text:p>1'b0</text:p>
          </table:table-cell>
          <table:table-cell office:value-type="string">
            <text:p>2'b00</text:p>
          </table:table-cell>
          <table:table-cell office:value-type="string">
            <text:p>2'b01</text:p>
          </table:table-cell>
          <table:table-cell office:value-type="string">
            <text:p>2'b10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JALState</text:p>
          </table:table-cell>
          <table:table-cell office:value-type="string">
            <text:p>1'bx</text:p>
          </table:table-cell>
          <table:table-cell table:number-columns-repeated="2" office:value-type="string">
            <text:p>1'b0</text:p>
          </table:table-cell>
          <table:table-cell office:value-type="string">
            <text:p>2'b00</text:p>
          </table:table-cell>
          <table:table-cell office:value-type="string">
            <text:p>2'b10</text:p>
          </table:table-cell>
          <table:table-cell office:value-type="string">
            <text:p>2'b01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BEQState</text:p>
          </table:table-cell>
          <table:table-cell table:number-columns-repeated="3" office:value-type="string">
            <text:p>1'b0</text:p>
          </table:table-cell>
          <table:table-cell table:number-columns-repeated="2" office:value-type="string">
            <text:p>2'b00</text:p>
          </table:table-cell>
          <table:table-cell office:value-type="string">
            <text:p>2'b10</text:p>
          </table:table-cell>
          <table:table-cell office:value-type="string">
            <text:p>1'b0</text:p>
          </table:table-cell>
        </table:table-row>
        <table:table-row table:style-name="ro2">
          <table:table-cell office:value-type="string">
            <text:p>BRANCH_TAKEN_CHECK</text:p>
          </table:table-cell>
          <table:table-cell table:number-columns-repeated="7"/>
        </table:table-row>
        <table:table-row table:style-name="ro2">
          <table:table-cell office:value-type="string">
            <text:p>LUI_STATE</text:p>
          </table:table-cell>
          <table:table-cell table:number-columns-repeated="3" office:value-type="string">
            <text:p>1'b0</text:p>
          </table:table-cell>
          <table:table-cell/>
          <table:table-cell office:value-type="string">
            <text:p>2'b10</text:p>
          </table:table-cell>
          <table:table-cell office:value-type="string">
            <text:p>2'b11</text:p>
          </table:table-cell>
          <table:table-cell office:value-type="string">
            <text:p>1'b0</text:p>
          </table:table-cell>
        </table:table-row>
        <table:table-row table:style-name="ro1">
          <table:table-cell office:value-type="string">
            <text:p>ErrorState</text:p>
          </table:table-cell>
          <table:table-cell table:number-columns-repeated="2"/>
          <table:table-cell office:value-type="string">
            <text:p>1'b0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5">05.04.2025</text:date>, <text:time>11:23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Bischoff</meta:initial-creator>
    <meta:creation-date>2025-04-04T20:19:33.92</meta:creation-date>
    <dc:date>2025-04-05T11:23:40.04</dc:date>
    <dc:creator>Wolfgang Bischoff</dc:creator>
    <meta:editing-duration>PT14H18M5S</meta:editing-duration>
    <meta:editing-cycles>1</meta:editing-cycles>
    <meta:document-statistic meta:table-count="3" meta:cell-count="109" meta:object-count="0"/>
    <meta:generator>OpenOffice/4.1.6$Win32 OpenOffice.org_project/416m1$Build-9790</meta:generator>
  </office:meta>
</office:document-meta>
</file>